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e3ff3" officeooo:paragraph-rsid="003e3ff3"/>
    </style:style>
    <style:style style:name="P20" style:family="paragraph" style:parent-style-name="Text_20_body">
      <style:text-properties officeooo:rsid="003fd99b" officeooo:paragraph-rsid="003fd99b"/>
    </style:style>
    <style:style style:name="P21" style:family="paragraph" style:parent-style-name="Title">
      <style:text-properties officeooo:rsid="00116521" officeooo:paragraph-rsid="00116521"/>
    </style:style>
    <style:style style:name="P22" style:family="paragraph" style:parent-style-name="Title">
      <style:text-properties officeooo:rsid="002cd006" officeooo:paragraph-rsid="002cd006"/>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6be1f"/>
    </style:style>
    <style:style style:name="T33" style:family="text">
      <style:text-properties officeooo:rsid="004826d7"/>
    </style:style>
    <style:style style:name="T34" style:family="text">
      <style:text-properties officeooo:rsid="0048706b"/>
    </style:style>
    <style:style style:name="T35" style:family="text">
      <style:text-properties officeooo:rsid="004c0654"/>
    </style:style>
    <style:style style:name="T36" style:family="text">
      <style:text-properties officeooo:rsid="004ddb41"/>
    </style:style>
    <style:style style:name="T37" style:family="text">
      <style:text-properties officeooo:rsid="004ebadf"/>
    </style:style>
    <style:style style:name="T38" style:family="text">
      <style:text-properties officeooo:rsid="005059f6"/>
    </style:style>
    <style:style style:name="T39" style:family="text">
      <style:text-properties officeooo:rsid="0052592f"/>
    </style:style>
    <style:style style:name="T40" style:family="text">
      <style:text-properties officeooo:rsid="0054402b"/>
    </style:style>
    <style:style style:name="T41" style:family="text">
      <style:text-properties officeooo:rsid="0055c115"/>
    </style:style>
    <style:style style:name="T42" style:family="text">
      <style:text-properties officeooo:rsid="0058acc1"/>
    </style:style>
    <style:style style:name="T43" style:family="text">
      <style:text-properties officeooo:rsid="00598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21">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3">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3">с</text:span>ственном/естественном интеллекте занимает оценка и сравнение.</text:p>
      <text:p text:style-name="P22">На чем писать?</text:p>
      <text:p text:style-name="P20">Сразу <text:span text:style-name="T34">прошу прощения</text:span> за частое использования местоимения "я" в <text:span text:style-name="T41">этой</text:span> секции. Для <text:span text:style-name="T32">каждого</text:span> мастера инструмент <text:span text:style-name="T42">дело</text:span> интимн<text:span text:style-name="T42">ое</text:span>. <text:span text:style-name="T33">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5">никак </text:span>неоправдано. <text:span text:style-name="T36">Но, для меня этот язык перестал быть кандидатом</text:span>.</text:p>
      <text:p text:style-name="P11">Остались <text:span text:style-name="T28">еще </text:span>два кандидата – D и Java. Сначала хотел писать на D. Очень мощный эффективный, <text:span text:style-name="T37">богатый и </text:span>красивый язык. <text:span text:style-name="T38">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9">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40">Но, на первом этапе сгодится и консоль.</text:span></text:p>
      <text:p text:style-name="P22"><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19">Это поднимает вопрос транзакционности внутри частных <text:span text:style-name="T26">круг</text:span>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1M43S</meta:editing-duration>
    <meta:editing-cycles>74</meta:editing-cycles>
    <meta:generator>LibreOffice/4.2.8.2$Linux_X86_64 LibreOffice_project/420m0$Build-2</meta:generator>
    <dc:date>2017-06-29T23:15:53.309131254</dc:date>
    <meta:document-statistic meta:table-count="0" meta:image-count="0" meta:object-count="0" meta:page-count="3" meta:paragraph-count="33" meta:word-count="1271" meta:character-count="9524" meta:non-whitespace-character-count="8268"/>
    <meta:user-defined meta:name="Info 1"/>
    <meta:user-defined meta:name="Info 2"/>
    <meta:user-defined meta:name="Info 3"/>
    <meta:user-defined meta:name="Info 4"/>
  </office:meta>
</office:document-meta>
</file>